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b2b2b2" draw:fill-color="#eeeeee" draw:textarea-horizontal-align="justify" draw:textarea-vertical-align="middle" draw:auto-grow-height="false" fo:min-height="1.55cm" fo:min-width="6.9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488cm" style:use-optimal-column-width="false"/>
    </style:style>
    <style:style style:name="ro1" style:family="table-row">
      <style:table-row-properties style:row-height="0.997cm"/>
    </style:style>
    <style:style style:name="ro2" style:family="table-row">
      <style:table-row-properties style:row-height="1.726cm"/>
    </style:style>
    <style:style style:name="ro3" style:family="table-row">
      <style:table-row-properties style:row-height="0.674cm"/>
    </style:style>
    <style:style style:name="ce1" style:family="table-cell">
      <style:text-properties fo:font-size="8pt" style:font-size-asian="18pt" style:font-size-complex="18pt"/>
    </style:style>
    <style:style style:name="ce2" style:family="table-cell">
      <style:paragraph-properties fo:border-left="0.03pt solid #ffffff" fo:border-right="0.03pt solid #ffffff" fo:border-top="0.03pt solid #ffffff" fo:border-bottom="none"/>
      <style:text-properties fo:font-size="8pt" style:font-size-asian="18pt" style:font-size-complex="18pt"/>
    </style:style>
    <style:style style:name="ce3" style:family="table-cell">
      <loext:graphic-properties draw:fill-color="#ffffff"/>
      <style:paragraph-properties fo:border="0.03pt solid #ffffff"/>
      <style:text-properties fo:font-size="10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ffffff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g xml:id="id4" draw:id="id4">
          <draw:custom-shape draw:style-name="gr1" draw:text-style-name="P2" draw:layer="layout" svg:width="7.4cm" svg:height="1.8cm" svg:x="19.981cm" svg:y="5.701cm">
            <text:p text:style-name="P1">Imputed genotypes</text:p>
            <draw:enhanced-geometry svg:viewBox="0 0 21600 21600" draw:type="rectangle" draw:enhanced-path="M 0 0 L 21600 0 21600 21600 0 21600 0 0 Z N"/>
          </draw:custom-shape>
          <draw:frame draw:style-name="standard" draw:layer="layout" svg:width="7.439cm" svg:height="12.562cm" svg:x="19.962cm" svg:y="7.576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>
                  <text:p><text:span text:style-name="T1">Sample</text:span></text:p>
                  <text:p><text:span text:style-name="T1">1</text:span></text:p>
                </table:table-cell>
                <table:table-cell>
                  <text:p><text:span text:style-name="T2">Sample</text:span></text:p>
                  <text:p><text:span text:style-name="T2">2</text:span></text:p>
                </table:table-cell>
                <table:table-cell>
                  <text:p><text:span text:style-name="T2">Sample</text:span></text:p>
                  <text:p><text:span text:style-name="T2">3</text:span></text:p>
                </table:table-cell>
                <table:table-cell>
                  <text:p><text:span text:style-name="T2">Sample</text:span></text:p>
                  <text:p><text:span text:style-name="T2">4</text:span></text:p>
                </table:table-cell>
                <table:table-cell>
                  <text:p><text:span text:style-name="T2">Sample</text:span></text:p>
                  <text:p><text:span text:style-name="T2">5</text:span></text:p>
                </table:table-cell>
              </table:table-row>
              <table:table-row table:style-name="ro2" table:default-cell-style-name="ce1">
                <table:table-cell>
                  <text:p><text:span text:style-name="T2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0</text:span></text:p>
                </table:table-cell>
              </table:table-row>
              <table:table-row table:style-name="ro2" table:default-cell-style-name="ce1">
                <table:table-cell>
                  <text:p><text:span text:style-name="T2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1</text:span></text:p>
                </table:table-cell>
                <table:table-cell>
                  <text:p><text:span text:style-name="T1">0/1</text:span></text:p>
                </table:table-cell>
                <table:table-cell>
                  <text:p><text:span text:style-name="T2">0/1</text:span></text:p>
                </table:table-cell>
              </table:table-row>
              <table:table-row table:style-name="ro2" table:default-cell-style-name="ce1">
                <table:table-cell>
                  <text:p><text:span text:style-name="T2">0/0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0</text:span></text:p>
                </table:table-cell>
              </table:table-row>
              <table:table-row table:style-name="ro2" table:default-cell-style-name="ce1">
                <table:table-cell>
                  <text:p><text:span text:style-name="T2">0/0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0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0</text:span></text:p>
                </table:table-cell>
              </table:table-row>
              <table:table-row table:style-name="ro1" table:default-cell-style-name="ce2">
                <table:table-cell>
                  <text:p><text:span text:style-name="T1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1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1">0/1</text:span></text:p>
                </table:table-cell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3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1.svm" xlink:type="simple" xlink:show="embed" xlink:actuate="onLoad"/>
          </draw:frame>
        </draw:g>
        <draw:g xml:id="id1" draw:id="id1">
          <draw:frame draw:style-name="standard" draw:layer="layout" svg:width="7.439cm" svg:height="12.562cm" svg:x="0.861cm" svg:y="7.575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>
                  <text:p><text:span text:style-name="T1">Sample</text:span></text:p>
                  <text:p><text:span text:style-name="T1">1</text:span></text:p>
                </table:table-cell>
                <table:table-cell>
                  <text:p><text:span text:style-name="T2">Sample</text:span></text:p>
                  <text:p><text:span text:style-name="T2">2</text:span></text:p>
                </table:table-cell>
                <table:table-cell>
                  <text:p><text:span text:style-name="T2">Sample</text:span></text:p>
                  <text:p><text:span text:style-name="T2">3</text:span></text:p>
                </table:table-cell>
                <table:table-cell>
                  <text:p><text:span text:style-name="T2">Sample</text:span></text:p>
                  <text:p><text:span text:style-name="T2">4</text:span></text:p>
                </table:table-cell>
                <table:table-cell>
                  <text:p><text:span text:style-name="T2">Sample</text:span></text:p>
                  <text:p><text:span text:style-name="T2">5</text:span></text:p>
                </table:table-cell>
              </table:table-row>
              <table:table-row table:style-name="ro2" table:default-cell-style-name="ce1">
                <table:table-cell>
                  <text:p><text:span text:style-name="T2">?/ ?</text:span></text:p>
                </table:table-cell>
                <table:table-cell>
                  <text:p><text:span text:style-name="T1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</table:table-row>
              <table:table-row table:style-name="ro2" table:default-cell-style-name="ce1">
                <table:table-cell>
                  <text:p><text:span text:style-name="T2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2">0/1</text:span></text:p>
                </table:table-cell>
                <table:table-cell>
                  <text:p><text:span text:style-name="T1">0/1</text:span></text:p>
                </table:table-cell>
                <table:table-cell>
                  <text:p><text:span text:style-name="T2">0/1</text:span></text:p>
                </table:table-cell>
              </table:table-row>
              <table:table-row table:style-name="ro2" table:default-cell-style-name="ce1"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</table:table-row>
              <table:table-row table:style-name="ro2" table:default-cell-style-name="ce1"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  <table:table-cell>
                  <text:p><text:span text:style-name="T2">?/ ?</text:span></text:p>
                </table:table-cell>
              </table:table-row>
              <table:table-row table:style-name="ro1" table:default-cell-style-name="ce2">
                <table:table-cell>
                  <text:p><text:span text:style-name="T1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1">0/1</text:span></text:p>
                </table:table-cell>
                <table:table-cell>
                  <text:p><text:span text:style-name="T1">0/0</text:span></text:p>
                </table:table-cell>
                <table:table-cell>
                  <text:p><text:span text:style-name="T1">0/1</text:span></text:p>
                </table:table-cell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1" table:default-cell-style-name="ce3">
                <table:table-cell/>
                <table:table-cell/>
                <table:table-cell/>
                <table:table-cell/>
                <table:table-cell/>
              </table:table-row>
              <table:table-row table:style-name="ro3" table:default-cell-style-name="ce3">
                <table:table-cell/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custom-shape draw:style-name="gr1" draw:text-style-name="P2" draw:layer="layout" svg:width="7.4cm" svg:height="1.8cm" svg:x="0.88cm" svg:y="5.7cm">
            <text:p text:style-name="P1">Initial genotypes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xml:id="id2" draw:id="id2" draw:layer="layout" svg:width="7.4cm" svg:height="1.8cm" svg:x="10.431cm" svg:y="8.2cm">
          <text:p text:style-name="P1">Reference haplotypes</text:p>
          <draw:enhanced-geometry svg:viewBox="0 0 21600 21600" draw:type="rectangle" draw:enhanced-path="M 0 0 L 21600 0 21600 21600 0 21600 0 0 Z N"/>
        </draw:custom-shape>
        <draw:connector draw:style-name="gr2" draw:text-style-name="P1" xml:id="id3" draw:id="id3" draw:layer="layout" svg:x1="8.3cm" svg:y1="12.918cm" svg:x2="14.131cm" svg:y2="10cm" draw:start-shape="id1" draw:start-glue-point="1" draw:end-shape="id2" draw:end-glue-point="2" svg:d="M8300 12918h5831v-2918" svg:viewBox="0 0 5832 2919">
          <text:p/>
        </draw:connector>
        <draw:connector draw:style-name="gr3" draw:text-style-name="P1" draw:layer="layout" svg:x1="14.131cm" svg:y1="12.918cm" svg:x2="19.962cm" svg:y2="12.919cm" draw:start-shape="id3" draw:start-glue-point="0" draw:end-shape="id4" svg:d="M14131 12918h2916v1h2915" svg:viewBox="0 0 5832 2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2:05:21.975000000</meta:creation-date>
    <dc:date>2017-01-12T23:22:00.160000000</dc:date>
    <meta:editing-duration>PT9M15S</meta:editing-duration>
    <meta:editing-cycles>2</meta:editing-cycles>
    <meta:generator>LibreOffice/5.1.6.2$Windows_x86 LibreOffice_project/07ac168c60a517dba0f0d7bc7540f5afa45f0909</meta:generator>
    <meta:document-statistic meta:object-count="32"/>
  </office:meta>
</office:document-meta>
</file>